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cef15" officeooo:paragraph-rsid="001df78e"/>
    </style:style>
    <style:style style:name="P2" style:family="paragraph" style:parent-style-name="Table_20_Contents">
      <style:text-properties fo:font-weight="bold" officeooo:rsid="001539ea" officeooo:paragraph-rsid="001df78e" style:font-weight-asian="bold" style:font-weight-complex="bold"/>
    </style:style>
    <style:style style:name="P3" style:family="paragraph" style:parent-style-name="Table_20_Contents">
      <style:text-properties fo:font-weight="bold" officeooo:rsid="0020f9ea" officeooo:paragraph-rsid="001df78e" style:font-weight-asian="bold" style:font-weight-complex="bold"/>
    </style:style>
    <style:style style:name="P4" style:family="paragraph" style:parent-style-name="Table_20_Contents">
      <style:text-properties fo:font-weight="bold" officeooo:rsid="002189b2" officeooo:paragraph-rsid="001df78e" style:font-weight-asian="bold" style:font-weight-complex="bold"/>
    </style:style>
    <style:style style:name="P5" style:family="paragraph" style:parent-style-name="Table_20_Contents">
      <style:text-properties fo:font-weight="bold" officeooo:rsid="00271388" officeooo:paragraph-rsid="001df78e" style:font-weight-asian="bold" style:font-weight-complex="bold"/>
    </style:style>
    <style:style style:name="P6" style:family="paragraph" style:parent-style-name="Table_20_Contents">
      <style:text-properties fo:font-weight="bold" officeooo:paragraph-rsid="001df78e" style:font-weight-asian="bold" style:font-weight-complex="bold"/>
    </style:style>
    <style:style style:name="P7" style:family="paragraph" style:parent-style-name="Table_20_Contents">
      <style:text-properties fo:font-weight="bold" officeooo:rsid="001f465c" officeooo:paragraph-rsid="001f465c" style:font-weight-asian="bold" style:font-weight-complex="bold"/>
    </style:style>
    <style:style style:name="P8" style:family="paragraph" style:parent-style-name="Table_20_Contents">
      <style:text-properties fo:font-weight="normal" officeooo:rsid="001df78e" officeooo:paragraph-rsid="001df78e" style:font-weight-asian="normal" style:font-weight-complex="normal"/>
    </style:style>
    <style:style style:name="P9" style:family="paragraph" style:parent-style-name="Table_20_Contents">
      <style:text-properties fo:font-weight="normal" officeooo:paragraph-rsid="001df78e" style:font-weight-asian="normal" style:font-weight-complex="normal"/>
    </style:style>
    <style:style style:name="P10" style:family="paragraph" style:parent-style-name="Table_20_Contents">
      <style:text-properties fo:font-weight="normal" officeooo:rsid="001539ea" officeooo:paragraph-rsid="001df78e" style:font-weight-asian="normal" style:font-weight-complex="normal"/>
    </style:style>
    <style:style style:name="P11" style:family="paragraph" style:parent-style-name="Table_20_Contents">
      <style:text-properties fo:font-weight="normal" officeooo:rsid="0020f9ea" officeooo:paragraph-rsid="001df78e" style:font-weight-asian="normal" style:font-weight-complex="normal"/>
    </style:style>
    <style:style style:name="P12" style:family="paragraph" style:parent-style-name="Table_20_Contents">
      <style:text-properties fo:font-weight="normal" officeooo:rsid="002189b2" officeooo:paragraph-rsid="001df78e" style:font-weight-asian="normal" style:font-weight-complex="normal"/>
    </style:style>
    <style:style style:name="T1" style:family="text">
      <style:text-properties officeooo:rsid="00515206"/>
    </style:style>
    <style:style style:name="T2" style:family="text">
      <style:text-properties style:font-name="Times New Roman" fo:font-size="12pt" officeooo:rsid="002189b2" style:font-size-asian="12pt" style:font-size-complex="12pt"/>
    </style:style>
    <style:style style:name="T3" style:family="text">
      <style:text-properties officeooo:rsid="0020f9ea"/>
    </style:style>
    <style:style style:name="T4"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Chapitre 1 : <text:span text:style-name="T1">La stabilité du patrimoine génétique au cours du cycle cellulaire</text:span></text:p>
      <text:p text:style-name="P2"/>
      <text:p text:style-name="P10"/>
      <text:p text:style-name="P11">Situation de départ : Quand on présente le caryotype humain (les 23 paires de chromosomes du génome humain/classement selon leur taille, leur rôle, leur forme selon une norme internationale), on voit distinctement les chromosomes pourtant la plupart du temps les chromosomes sont invisibles au microscope optique. </text:p>
      <text:p text:style-name="P11"/>
      <text:p text:style-name="P12">Cela correspond au chromosomes métaphasiques (lors de la mitose)</text:p>
      <text:p text:style-name="P3"/>
      <text:p text:style-name="P4">Problématique : pourquoi les chromosomes <text:s/>ne sont pas visibles <text:s/>lors de l’interphase ? disparaissent-ils ?</text:p>
      <text:p text:style-name="P3"/>
      <text:p text:style-name="P6"><text:span text:style-name="T3">Activité 1 Les chromosomes : éléments permanents des cellules </text:span></text:p>
      <text:p text:style-name="P8">1)L’Adn est présent sur les 3 photographies d’après la coloration . Pourtant sur la photographie a, les chromosomes sont bien identifiables tandis que sur la photographie b , ces éléments sont invisibles.</text:p>
      <text:p text:style-name="P8">2)Photographie a : molécules d’ADN très condensées.</text:p>
      <text:p text:style-name="P8">Photographie b : molécules d’ADN peu condensées et forment des amas filamenteux. </text:p>
      <text:p text:style-name="P8">3)De l’interphase à la mitose, chaque filament d’ADN se surenroule sur elle-même et forment des chromosomes bien observables.De la mitose à l’interphase , c’est la transformation inverse.</text:p>
      <text:p text:style-name="P8"/>
      <text:p text:style-name="P8">A retenir : Les chromosomes sont des éléments permanents de la cellule. Les différents aspects présentés par le matériel génétique au cours de la vie d’une cellule dépendent de l’état plus ou moins condensé dans lequel se trouvent les molécules d’ADN. </text:p>
      <text:p text:style-name="P9"><text:span text:style-name="T2"/></text:p>
      <text:p text:style-name="P6"><text:span text:style-name="T2"/></text:p>
      <text:p text:style-name="P6"/>
      <text:p text:style-name="P5">Situation de départ : les 2 cellules filles possèdent le même génome que la cellule mère. </text:p>
      <text:p text:style-name="P5">Problématique : Quelles sont les étapes de la mitose assurant la reproduction conforme ?</text:p>
      <text:p text:style-name="P5"/>
      <text:p text:style-name="P5">Activité 2 : la division cellulaire : une reproduction conforme</text:p>
      <text:p text:style-name="P5"/>
      <text:p text:style-name="P7">Pages 14 et 15</text:p>
      <text:p text:style-name="P5"/>
      <text:p text:style-name="P5"/>
      <text:p text:style-name="P6"/>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1T01:40:54.443000000</meta:creation-date>
    <dc:date>2018-09-11T01:54:08.296000000</dc:date>
    <meta:editing-duration>PT1M33S</meta:editing-duration>
    <meta:editing-cycles>1</meta:editing-cycles>
    <meta:document-statistic meta:table-count="0" meta:image-count="0" meta:object-count="0" meta:page-count="1" meta:paragraph-count="14" meta:word-count="255" meta:character-count="1654" meta:non-whitespace-character-count="1406"/>
    <meta:generator>LibreOffice/5.1.6.2$Windows_x86 LibreOffice_project/07ac168c60a517dba0f0d7bc7540f5afa45f0909</meta:generator>
  </office:meta>
</office:document-meta>
</file>